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list-style-name="L1"/>
    <style:style style:name="P8" style:family="paragraph" style:parent-style-name="Standard">
      <style:paragraph-properties fo:margin-left="0.4925in" fo:margin-right="0in" fo:text-indent="0in" style:auto-text-inden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WK - Created by Bell Labs and released in 1977.</text:p>
      <text:p text:style-name="Standard"/>
      <text:p text:style-name="Standard">(Aho, Peter Weinberger, and Brian Kernigham.)</text:p>
      <text:p text:style-name="Standard"/>
      <text:p text:style-name="Standard">AWK language is referred to as TAPL (The Awk Programming Language)</text:p>
      <text:p text:style-name="Standard"/>
      <text:p text:style-name="Standard">Linux/Unix by default. <text:s/>Windows in the form of GAWK.</text:p>
      <text:p text:style-name="Standard"/>
      <text:p text:style-name="Standard">From: http://www.youtube.com/watch?v=Htnno4CHVus</text:p>
      <text:p text:style-name="Standard">---</text:p>
      <text:p text:style-name="Standard"/>
      <text:p text:style-name="Standard">A file is treated as a sequence of records. <text:s/>Each line is a record, each word is a "field".</text:p>
      <text:p text:style-name="Standard"/>
      <text:p text:style-name="Standard">awk '{print $1}' story.txt</text:p>
      <text:p text:style-name="Standard">- would print the first word from every line of story.txt</text:p>
      <text:p text:style-name="Standard">awk '{print $1, $2}' story.txt</text:p>
      <text:p text:style-name="Standard">- would print the first and second word from every line of story.txt</text:p>
      <text:p text:style-name="Standard"/>
      <text:p text:style-name="Standard"/>
      <text:p text:style-name="Standard">AWK can also be used to scan text files like grep.</text:p>
      <text:p text:style-name="Standard">--------------------------------------------</text:p>
      <text:p text:style-name="Standard">awk '/the/' story.txt</text:p>
      <text:p text:style-name="Standard">- returns every line containing the word 'the'</text:p>
      <text:p text:style-name="Standard"/>
      <text:p text:style-name="Standard">awk '/^the/' story.txt</text:p>
      <text:p text:style-name="Standard">- returns every line beginning with the word 'the'</text:p>
      <text:p text:style-name="Standard"/>
      <text:p text:style-name="Standard">awk '/the$/' story.txt</text:p>
      <text:p text:style-name="Standard">- returns every line ending with the word 'the'</text:p>
      <text:p text:style-name="Standard"/>
      <text:p text:style-name="Standard">awk '/[0-9]/' story.txt</text:p>
      <text:p text:style-name="Standard">- returns every line containing numbers in this range.</text:p>
      <text:p text:style-name="Standard"/>
      <text:p text:style-name="Standard">awk '/[a-z]/' story.txt</text:p>
      <text:p text:style-name="Standard">- returns every line containing letters in this range.</text:p>
      <text:p text:style-name="Standard"/>
      <text:p text:style-name="Standard">awk '/hel+o/' story.txt</text:p>
      <text:p text:style-name="Standard">- returns every line containing strong hel <text:s/>(poorly explained)</text:p>
      <text:p text:style-name="Standard"/>
      <text:p text:style-name="Standard">awk '/abc|123/' story.txt</text:p>
      <text:p text:style-name="Standard">- returns every line containing either abc or 123.</text:p>
      <text:p text:style-name="Standard"/>
      <text:p text:style-name="Standard">AWK VARIABLES</text:p>
      <text:p text:style-name="Standard">--------------------------------------------</text:p>
      <text:p text:style-name="Standard">FS = Input field separator</text:p>
      <text:p text:style-name="Standard">OFS = Output field separator</text:p>
      <text:p text:style-name="Standard">NF = Number of fields on the current line</text:p>
      <text:p text:style-name="Standard">NR = Number of records in the current file</text:p>
      <text:p text:style-name="Standard">RS = Record separator value</text:p>
      <text:p text:style-name="Standard"><text:soft-page-break/>ORS = Output record separator</text:p>
      <text:p text:style-name="Standard">FILENAME = Current file name being processed</text:p>
      <text:p text:style-name="Standard"/>
      <text:p text:style-name="Standard">awk '{print NR}' story.txt</text:p>
      <text:p text:style-name="Standard">- prints the line number for every line processed.</text:p>
      <text:p text:style-name="Standard"/>
      <text:p text:style-name="Standard">awk 'END{print NR}' story.txt</text:p>
      <text:p text:style-name="Standard">- counts the lines in a file. <text:s/>similar to wc -l</text:p>
      <text:p text:style-name="Standard"/>
      <text:p text:style-name="Standard">awk 'BEGIN{print "the start"};{print};</text:p>
      <text:p text:style-name="Standard"><text:s text:c="2"/>END{print "the end"}' story.txt</text:p>
      <text:p text:style-name="Standard">- Prints "the start" to the screen, then the output of story.txt, then "the end".</text:p>
      <text:p text:style-name="Standard"/>
      <text:p text:style-name="Standard">awk '{if(NR~/^2$/)print}' story.txt</text:p>
      <text:p text:style-name="Standard">- prints line 2 from story.txt</text:p>
      <text:p text:style-name="Standard">awk '{if(NR~2)print}' story.txt</text:p>
      <text:p text:style-name="Standard">- prints any lines with line numbers comaining the number two.</text:p>
      <text:p text:style-name="Standard">awk '{if(NR!~2)print}' story.txt</text:p>
      <text:p text:style-name="Standard">-prints any lines that have line numbers not containing the number two.<text:line-break/><text:line-break/>AWK 2</text:p>
      <text:list xml:id="list3098057477808973816" text:style-name="L1">
        <text:list-header>
          <text:p>---<text:line-break/>From - http://www.youtube.com/watch?v=TpQPPq9-ARk&amp;list=PL4DD1460FD32D6A13</text:p>
        </text:list-header>
      </text:list>
      <text:p text:style-name="Standard"/>
      <text:p text:style-name="Standard">ls -l | awk '/.sh/'</text:p>
      <text:list xml:id="list514441318989564273" text:style-name="L3">
        <text:list-item>
          <text:p text:style-name="P2">pipes output of “ls -l” command into awk, which will then search for .sh and print those lines.</text:p>
        </text:list-item>
      </text:list>
      <text:p text:style-name="Standard">cat textfile.txt | awk '/the/'</text:p>
      <text:list xml:id="list4452876450000402181" text:style-name="L2">
        <text:list-item>
          <text:p text:style-name="P1">awk '/the/' textfile.txt</text:p>
        </text:list-item>
      </text:list>
      <text:p text:style-name="Standard"/>
      <text:p text:style-name="Standard">ifconfig wlan0 | awk '{if(NR==2)print $2}' | awk 'BEGIN{FS=”:”}{print $2}'</text:p>
      <text:list xml:id="list4602841882785289906" text:style-name="L4">
        <text:list-item>
          <text:p text:style-name="P3">runs the output of “ifconfig wlan0” through awk which returns the second line and prints the second field. <text:s/>Then pipes it to awk again which breaks down the string into two parts and returns the second.</text:p>
        </text:list-item>
        <text:list-item>
          <text:p text:style-name="P3">tl;dr - long way around to pipout out only the IP address from ifconfig wlan0</text:p>
        </text:list-item>
      </text:list>
      <text:p text:style-name="Standard"/>
      <text:p text:style-name="P4">awk 'BEGIN{var=0}; {if(/hello/){var++}}; END {print var};' story.txt</text:p>
      <text:list xml:id="list1917191046363195731" text:style-name="L5">
        <text:list-item>
          <text:p text:style-name="P5">counts the number of lines conatining the word “hello”</text:p>
        </text:list-item>
        <text:list-item>
          <text:p text:style-name="P5">Very similar to a problem I had on the RHCSA exam.</text:p>
        </text:list-item>
      </text:list>
      <text:p text:style-name="Standard"/>
      <text:p text:style-name="Standard">data.txt</text:p>
      <text:p text:style-name="P8">Tom 20 40 20 39 04</text:p>
      <text:p text:style-name="P8">Bob 03 49 95 29 94</text:p>
      <text:p text:style-name="P8">Simon 02 93 94 27 39</text:p>
      <text:p text:style-name="P8">Trevor 02 84 62 62 82</text:p>
      <text:p text:style-name="Standard"/>
      <text:p text:style-name="Standard">awk 'BEGIN{var=0; print “Averages:”}; {var=($2+$3+$4+$5+$6);var=var/5;print $1, var};' data.txt</text:p>
      <text:list xml:id="list8872930671880834672" text:style-name="L6">
        <text:list-item>
          <text:p text:style-name="P6">Prints “Averages:”, sets the variable to 0, then adds the value for fields 2,3,4,5and 6 (in data.txt) and devides them by 5. <text:s/>Prints the first field and the variable.</text:p>
        </text:list-item>
        <text:list-item>
          <text:p text:style-name="P6"><text:soft-page-break/>Seems to have issues actually executing as written. <text:s/>:-P</text:p>
        </text:list-item>
        <text:list-item>
          <text:p text:style-name="P6"/>
        </text:list-item>
      </text:list>
      <text:p text:style-name="Standard"/>
      <text:p text:style-name="Standard"/>
      <text:p text:style-name="Standard"/>
      <text:p text:style-name="Standard">Calling system commands from within awk.</text:p>
      <text:p text:style-name="Standard"/>
      <text:p text:style-name="Standard">system(“helloworld.sh”);</text:p>
      <text:p text:style-name="Standard"/>
      <text:p text:style-name="Standard">system(“helloworld.sh” $1);</text:p>
      <text:p text:style-name="Standard"/>
      <text:p text:style-name="Standard">system(“helloworld.sh” $1 “ -sv somevar “ $2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01:38:26</meta:creation-date>
    <dc:date>2013-04-22T02:27:38</dc:date>
    <meta:editing-duration>PT49M15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3" meta:paragraph-count="72" meta:word-count="544" meta:character-count="3334"/>
  </office:meta>
</office:document-meta>
</file>